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f93f" officeooo:paragraph-rsid="001af93f"/>
    </style:style>
    <style:style style:name="P2" style:family="paragraph" style:parent-style-name="Standard" style:list-style-name="L1">
      <style:text-properties officeooo:rsid="001af93f" officeooo:paragraph-rsid="001af9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seems like we are focusing on ISO13407 and ISO 9241-11</text:p>
      <text:p text:style-name="P1">There are 5 layers in designing <text:s/>for user experience:</text:p>
      <text:list xml:id="list5043059928236103279" text:style-name="L1">
        <text:list-item>
          <text:p text:style-name="P2">Visual Design → Branding, Corporate Communications</text:p>
        </text:list-item>
        <text:list-item>
          <text:p text:style-name="P2">Interface Design → Layout, Visual logic and Presentation</text:p>
        </text:list-item>
        <text:list-item>
          <text:p text:style-name="P2">Interaction Design → Structure, Task models and flows</text:p>
        </text:list-item>
        <text:list-item>
          <text:p text:style-name="P2">Functional Specifications → Scope, Detailed description of the products functionality</text:p>
        </text:list-item>
        <text:list-item>
          <text:p text:style-name="P2">Business,Technology, and User Drivers → Strategy, Key drivers for product success</text:p>
        </text:list-item>
      </text:list>
      <text:p text:style-name="P1"/>
      <text:p text:style-name="P1">Layers 1, 2, and 3 will be the main focus for the next 2 week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4:29:50.248000000</meta:creation-date>
    <dc:date>2015-10-18T16:17:43.659000000</dc:date>
    <meta:editing-duration>PT29M43S</meta:editing-duration>
    <meta:editing-cycles>1</meta:editing-cycles>
    <meta:document-statistic meta:table-count="0" meta:image-count="0" meta:object-count="0" meta:page-count="1" meta:paragraph-count="8" meta:word-count="83" meta:character-count="508" meta:non-whitespace-character-count="437"/>
    <meta:generator>LibreOffice/5.0.2.2$Windows_x86 LibreOffice_project/37b43f919e4de5eeaca9b9755ed688758a8251fe</meta:generator>
  </office:meta>
</office:document-meta>
</file>